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DateOfLastGame</text:p>
          </table:table-cell>
          <table:table-cell office:value-type="string" calcext:value-type="string">
            <text:p>PlayerName</text:p>
          </table:table-cell>
          <table:table-cell office:value-type="string" calcext:value-type="string">
            <text:p>PlayerTeam</text:p>
          </table:table-cell>
          <table:table-cell office:value-type="string" calcext:value-type="string">
            <text:p>PtsPerMinute</text:p>
          </table:table-cell>
          <table:table-cell office:value-type="string" calcext:value-type="string">
            <text:p>LastMinutes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PtsPerMinuteSalary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PtsCaptain</text:p>
          </table:table-cell>
          <table:table-cell office:value-type="string" calcext:value-type="string">
            <text:p>PtsPerSalary</text:p>
          </table:table-cell>
          <table:table-cell office:value-type="string" calcext:value-type="string">
            <text:p>Team Trimmed</text:p>
          </table:table-cell>
          <table:table-cell table:number-columns-repeated="5"/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Nikola Jokic (15432398)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1.38738113734391" calcext:value-type="float">
            <text:p>1.38738113734391</text:p>
          </table:table-cell>
          <table:table-cell office:value-type="float" office:value="37" calcext:value-type="float">
            <text:p>37</text:p>
          </table:table-cell>
          <table:table-cell office:value-type="float" office:value="11000" calcext:value-type="float">
            <text:p>11000</text:p>
          </table:table-cell>
          <table:table-cell table:formula="of:=[.D2]*10000/[.F2]" office:value-type="float" office:value="1.26125557940355" calcext:value-type="float">
            <text:p>1.26125557940355</text:p>
          </table:table-cell>
          <table:table-cell table:formula="of:=[.D2]*[.E2]" office:value-type="float" office:value="51.3331020817246" calcext:value-type="float">
            <text:p>51.3331020817246</text:p>
          </table:table-cell>
          <table:table-cell table:formula="of:=[.H2]*1.5" office:value-type="float" office:value="76.999653122587" calcext:value-type="float">
            <text:p>76.999653122587</text:p>
          </table:table-cell>
          <table:table-cell table:formula="of:=1000*[.H2]/[.F2]" office:value-type="float" office:value="4.66664564379315" calcext:value-type="float">
            <text:p>4.66664564379315</text:p>
          </table:table-cell>
          <table:table-cell table:formula="of:=TRIM([.C2])" office:value-type="string" office:string-value="DEN" calcext:value-type="string">
            <text:p>DEN</text:p>
          </table:table-cell>
          <table:table-cell table:number-columns-repeated="3"/>
          <table:table-cell office:value-type="string" calcext:value-type="string">
            <text:p>DAL</text:p>
          </table:table-cell>
          <table:table-cell table:formula="of:=SUMIF([.C2:.C17];[.O2];[.E2:.E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Jamal Murray (15432400)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1.05318880605248" calcext:value-type="float">
            <text:p>1.05318880605248</text:p>
          </table:table-cell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table:formula="of:=[.D3]*10000/[.F3]" office:value-type="float" office:value="1.05318880605248" calcext:value-type="float">
            <text:p>1.05318880605248</text:p>
          </table:table-cell>
          <table:table-cell table:formula="of:=[.D3]*[.E3]" office:value-type="float" office:value="41.0743634360468" calcext:value-type="float">
            <text:p>41.0743634360468</text:p>
          </table:table-cell>
          <table:table-cell table:formula="of:=[.H3]*1.5" office:value-type="float" office:value="61.6115451540702" calcext:value-type="float">
            <text:p>61.6115451540702</text:p>
          </table:table-cell>
          <table:table-cell table:formula="of:=1000*[.H3]/[.F3]" office:value-type="float" office:value="4.10743634360468" calcext:value-type="float">
            <text:p>4.10743634360468</text:p>
          </table:table-cell>
          <table:table-cell table:formula="of:=TRIM([.C3])" office:value-type="string" office:string-value="DEN" calcext:value-type="string">
            <text:p>DEN</text:p>
          </table:table-cell>
          <table:table-cell table:number-columns-repeated="5"/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Michael Porter Jr. (15432402)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1.02137371657138" calcext:value-type="float">
            <text:p>1.02137371657138</text:p>
          </table:table-cell>
          <table:table-cell office:value-type="float" office:value="16" calcext:value-type="float">
            <text:p>16</text:p>
          </table:table-cell>
          <table:table-cell office:value-type="float" office:value="8400" calcext:value-type="float">
            <text:p>8400</text:p>
          </table:table-cell>
          <table:table-cell table:formula="of:=[.D4]*10000/[.F4]" office:value-type="float" office:value="1.2159210911564" calcext:value-type="float">
            <text:p>1.2159210911564</text:p>
          </table:table-cell>
          <table:table-cell table:formula="of:=[.D4]*[.E4]" office:value-type="float" office:value="16.341979465142" calcext:value-type="float">
            <text:p>16.341979465142</text:p>
          </table:table-cell>
          <table:table-cell table:formula="of:=[.H4]*1.5" office:value-type="float" office:value="24.512969197713" calcext:value-type="float">
            <text:p>24.512969197713</text:p>
          </table:table-cell>
          <table:table-cell table:formula="of:=1000*[.H4]/[.F4]" office:value-type="float" office:value="1.94547374585024" calcext:value-type="float">
            <text:p>1.94547374585024</text:p>
          </table:table-cell>
          <table:table-cell table:formula="of:=TRIM([.C4])" office:value-type="string" office:string-value="DEN" calcext:value-type="string">
            <text:p>DEN</text:p>
          </table:table-cell>
          <table:table-cell table:number-columns-repeated="5"/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Gary Harris (15432403)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0.644024672371091" calcext:value-type="float">
            <text:p>0.644024672371091</text:p>
          </table:table-cell>
          <table:table-cell office:value-type="float" office:value="34" calcext:value-type="float">
            <text:p>34</text:p>
          </table:table-cell>
          <table:table-cell office:value-type="float" office:value="7600" calcext:value-type="float">
            <text:p>7600</text:p>
          </table:table-cell>
          <table:table-cell table:formula="of:=[.D5]*10000/[.F5]" office:value-type="float" office:value="0.847400884698804" calcext:value-type="float">
            <text:p>0.847400884698804</text:p>
          </table:table-cell>
          <table:table-cell table:style-name="ce2" table:formula="of:=[.D5]*[.E5]" office:value-type="float" office:value="21.8968388606171" calcext:value-type="float">
            <text:p>21.8968388606171</text:p>
          </table:table-cell>
          <table:table-cell table:formula="of:=[.H5]*1.5" office:value-type="float" office:value="32.8452582909257" calcext:value-type="float">
            <text:p>32.8452582909257</text:p>
          </table:table-cell>
          <table:table-cell table:formula="of:=1000*[.H5]/[.F5]" office:value-type="float" office:value="2.88116300797593" calcext:value-type="float">
            <text:p>2.88116300797593</text:p>
          </table:table-cell>
          <table:table-cell table:formula="of:=TRIM([.C5])" office:value-type="string" office:string-value="DEN" calcext:value-type="string">
            <text:p>DEN</text:p>
          </table:table-cell>
          <table:table-cell table:number-columns-repeated="5"/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Jerami Grant (15432405)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0.753541381874312" calcext:value-type="float">
            <text:p>0.753541381874312</text:p>
          </table:table-cell>
          <table:table-cell office:value-type="float" office:value="35" calcext:value-type="float">
            <text:p>35</text:p>
          </table:table-cell>
          <table:table-cell office:value-type="float" office:value="6400" calcext:value-type="float">
            <text:p>6400</text:p>
          </table:table-cell>
          <table:table-cell table:formula="of:=[.D6]*10000/[.F6]" office:value-type="float" office:value="1.17740840917861" calcext:value-type="float">
            <text:p>1.17740840917861</text:p>
          </table:table-cell>
          <table:table-cell table:style-name="ce2" table:formula="of:=[.D6]*[.E6]" office:value-type="float" office:value="26.3739483656009" calcext:value-type="float">
            <text:p>26.3739483656009</text:p>
          </table:table-cell>
          <table:table-cell table:formula="of:=[.H6]*1.5" office:value-type="float" office:value="39.5609225484014" calcext:value-type="float">
            <text:p>39.5609225484014</text:p>
          </table:table-cell>
          <table:table-cell table:formula="of:=1000*[.H6]/[.F6]" office:value-type="float" office:value="4.12092943212514" calcext:value-type="float">
            <text:p>4.12092943212514</text:p>
          </table:table-cell>
          <table:table-cell table:formula="of:=TRIM([.C6])" office:value-type="string" office:string-value="DEN" calcext:value-type="string">
            <text:p>DEN</text:p>
          </table:table-cell>
          <table:table-cell table:number-columns-repeated="5"/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Paul Millsap (15432406)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0.942892849770515" calcext:value-type="float">
            <text:p>0.942892849770515</text:p>
          </table:table-cell>
          <table:table-cell office:value-type="float" office:value="31" calcext:value-type="float">
            <text:p>31</text:p>
          </table:table-cell>
          <table:table-cell office:value-type="float" office:value="5800" calcext:value-type="float">
            <text:p>5800</text:p>
          </table:table-cell>
          <table:table-cell table:formula="of:=[.D7]*10000/[.F7]" office:value-type="float" office:value="1.62567732719054" calcext:value-type="float">
            <text:p>1.62567732719054</text:p>
          </table:table-cell>
          <table:table-cell table:formula="of:=[.D7]*[.E7]" office:value-type="float" office:value="29.229678342886" calcext:value-type="float">
            <text:p>29.229678342886</text:p>
          </table:table-cell>
          <table:table-cell table:formula="of:=[.H7]*1.5" office:value-type="float" office:value="43.8445175143289" calcext:value-type="float">
            <text:p>43.8445175143289</text:p>
          </table:table-cell>
          <table:table-cell table:formula="of:=1000*[.H7]/[.F7]" office:value-type="float" office:value="5.03959971429068" calcext:value-type="float">
            <text:p>5.03959971429068</text:p>
          </table:table-cell>
          <table:table-cell table:formula="of:=TRIM([.C7])" office:value-type="string" office:string-value="DEN" calcext:value-type="string">
            <text:p>DEN</text:p>
          </table:table-cell>
          <table:table-cell table:number-columns-repeated="5"/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Monte Morris (15432413)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0.824611779824655" calcext:value-type="float">
            <text:p>0.824611779824655</text:p>
          </table:table-cell>
          <table:table-cell office:value-type="float" office:value="17" calcext:value-type="float">
            <text:p>17</text:p>
          </table:table-cell>
          <table:table-cell office:value-type="float" office:value="2800" calcext:value-type="float">
            <text:p>2800</text:p>
          </table:table-cell>
          <table:table-cell table:formula="of:=[.D8]*10000/[.F8]" office:value-type="float" office:value="2.94504207080234" calcext:value-type="float">
            <text:p>2.94504207080234</text:p>
          </table:table-cell>
          <table:table-cell table:formula="of:=[.D8]*[.E8]" office:value-type="float" office:value="14.0184002570191" calcext:value-type="float">
            <text:p>14.0184002570191</text:p>
          </table:table-cell>
          <table:table-cell table:formula="of:=[.H8]*1.5" office:value-type="float" office:value="21.0276003855287" calcext:value-type="float">
            <text:p>21.0276003855287</text:p>
          </table:table-cell>
          <table:table-cell table:formula="of:=1000*[.H8]/[.F8]" office:value-type="float" office:value="5.00657152036398" calcext:value-type="float">
            <text:p>5.00657152036398</text:p>
          </table:table-cell>
          <table:table-cell table:formula="of:=TRIM([.C8])" office:value-type="string" office:string-value="DEN" calcext:value-type="string">
            <text:p>DEN</text:p>
          </table:table-cell>
          <table:table-cell table:number-columns-repeated="5"/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Torrey Craig (15432414)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0.635381366187289" calcext:value-type="float">
            <text:p>0.635381366187289</text:p>
          </table:table-cell>
          <table:table-cell office:value-type="float" office:value="16" calcext:value-type="float">
            <text:p>16</text:p>
          </table:table-cell>
          <table:table-cell office:value-type="float" office:value="2400" calcext:value-type="float">
            <text:p>2400</text:p>
          </table:table-cell>
          <table:table-cell table:formula="of:=[.D9]*10000/[.F9]" office:value-type="float" office:value="2.6474223591137" calcext:value-type="float">
            <text:p>2.6474223591137</text:p>
          </table:table-cell>
          <table:table-cell table:formula="of:=[.D9]*[.E9]" office:value-type="float" office:value="10.1661018589966" calcext:value-type="float">
            <text:p>10.1661018589966</text:p>
          </table:table-cell>
          <table:table-cell table:formula="of:=[.H9]*1.5" office:value-type="float" office:value="15.2491527884949" calcext:value-type="float">
            <text:p>15.2491527884949</text:p>
          </table:table-cell>
          <table:table-cell table:formula="of:=1000*[.H9]/[.F9]" office:value-type="float" office:value="4.23587577458193" calcext:value-type="float">
            <text:p>4.23587577458193</text:p>
          </table:table-cell>
          <table:table-cell table:formula="of:=TRIM([.C9])" office:value-type="string" office:string-value="DEN" calcext:value-type="string">
            <text:p>DEN</text:p>
          </table:table-cell>
          <table:table-cell table:number-columns-repeated="5"/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Mason Plumlee (15432416)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1.05273036454963" calcext:value-type="float">
            <text:p>1.05273036454963</text:p>
          </table:table-cell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 table:formula="of:=[.D10]*10000/[.F10]" office:value-type="float" office:value="5.84850202527572" calcext:value-type="float">
            <text:p>5.84850202527572</text:p>
          </table:table-cell>
          <table:table-cell table:formula="of:=[.D10]*[.E10]" office:value-type="float" office:value="10.5273036454963" calcext:value-type="float">
            <text:p>10.5273036454963</text:p>
          </table:table-cell>
          <table:table-cell table:formula="of:=[.H10]*1.5" office:value-type="float" office:value="15.7909554682444" calcext:value-type="float">
            <text:p>15.7909554682444</text:p>
          </table:table-cell>
          <table:table-cell table:formula="of:=1000*[.H10]/[.F10]" office:value-type="float" office:value="5.84850202527572" calcext:value-type="float">
            <text:p>5.84850202527572</text:p>
          </table:table-cell>
          <table:table-cell table:formula="of:=TRIM([.C10])" office:value-type="string" office:string-value="DEN" calcext:value-type="string">
            <text:p>DEN</text:p>
          </table:table-cell>
          <table:table-cell table:number-columns-repeated="5"/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PJ Dozier (15432423)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0.680370401614514" calcext:value-type="float">
            <text:p>0.680370401614514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formula="of:=[.D11]*10000/[.F11]" office:value-type="float" office:value="6.80370401614514" calcext:value-type="float">
            <text:p>6.80370401614514</text:p>
          </table:table-cell>
          <table:table-cell table:style-name="ce2" table:formula="of:=[.D11]*[.E11]" office:value-type="float" office:value="3.40185200807257" calcext:value-type="float">
            <text:p>3.40185200807257</text:p>
          </table:table-cell>
          <table:table-cell table:formula="of:=[.H11]*1.5" office:value-type="float" office:value="5.10277801210886" calcext:value-type="float">
            <text:p>5.10277801210886</text:p>
          </table:table-cell>
          <table:table-cell table:formula="of:=1000*[.H11]/[.F11]" office:value-type="float" office:value="3.40185200807257" calcext:value-type="float">
            <text:p>3.40185200807257</text:p>
          </table:table-cell>
          <table:table-cell table:formula="of:=TRIM([.C11])" office:value-type="string" office:string-value="DEN" calcext:value-type="string">
            <text:p>DEN</text:p>
          </table:table-cell>
          <table:table-cell table:number-columns-repeated="5"/>
        </table:table-row>
        <table:table-row table:style-name="ro1">
          <table:table-cell office:value-type="float" office:value="20200912" calcext:value-type="float">
            <text:p>20200912</text:p>
          </table:table-cell>
          <table:table-cell office:value-type="string" calcext:value-type="string">
            <text:p>LeBron James (15432397)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1.55719285186598" calcext:value-type="float">
            <text:p>1.55719285186598</text:p>
          </table:table-cell>
          <table:table-cell office:value-type="float" office:value="38" calcext:value-type="float">
            <text:p>38</text:p>
          </table:table-cell>
          <table:table-cell office:value-type="float" office:value="11600" calcext:value-type="float">
            <text:p>11600</text:p>
          </table:table-cell>
          <table:table-cell table:formula="of:=[.D12]*10000/[.F12]" office:value-type="float" office:value="1.34240763091895" calcext:value-type="float">
            <text:p>1.34240763091895</text:p>
          </table:table-cell>
          <table:table-cell table:formula="of:=[.D12]*[.E12]" office:value-type="float" office:value="59.1733283709074" calcext:value-type="float">
            <text:p>59.1733283709074</text:p>
          </table:table-cell>
          <table:table-cell table:formula="of:=[.H12]*1.5" office:value-type="float" office:value="88.7599925563611" calcext:value-type="float">
            <text:p>88.7599925563611</text:p>
          </table:table-cell>
          <table:table-cell table:formula="of:=1000*[.H12]/[.F12]" office:value-type="float" office:value="5.10114899749202" calcext:value-type="float">
            <text:p>5.10114899749202</text:p>
          </table:table-cell>
          <table:table-cell table:formula="of:=TRIM([.C12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office:value-type="float" office:value="20200912" calcext:value-type="float">
            <text:p>20200912</text:p>
          </table:table-cell>
          <table:table-cell office:value-type="string" calcext:value-type="string">
            <text:p>Anthony Davis (15432399)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1.44867073076324" calcext:value-type="float">
            <text:p>1.44867073076324</text:p>
          </table:table-cell>
          <table:table-cell office:value-type="float" office:value="38" calcext:value-type="float">
            <text:p>38</text:p>
          </table:table-cell>
          <table:table-cell office:value-type="float" office:value="10800" calcext:value-type="float">
            <text:p>10800</text:p>
          </table:table-cell>
          <table:table-cell table:formula="of:=[.D13]*10000/[.F13]" office:value-type="float" office:value="1.34136178774374" calcext:value-type="float">
            <text:p>1.34136178774374</text:p>
          </table:table-cell>
          <table:table-cell table:formula="of:=[.D13]*[.E13]" office:value-type="float" office:value="55.0494877690031" calcext:value-type="float">
            <text:p>55.0494877690031</text:p>
          </table:table-cell>
          <table:table-cell table:formula="of:=[.H13]*1.5" office:value-type="float" office:value="82.5742316535046" calcext:value-type="float">
            <text:p>82.5742316535046</text:p>
          </table:table-cell>
          <table:table-cell table:formula="of:=1000*[.H13]/[.F13]" office:value-type="float" office:value="5.09717479342621" calcext:value-type="float">
            <text:p>5.09717479342621</text:p>
          </table:table-cell>
          <table:table-cell table:formula="of:=TRIM([.C13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office:value-type="float" office:value="20200912" calcext:value-type="float">
            <text:p>20200912</text:p>
          </table:table-cell>
          <table:table-cell office:value-type="string" calcext:value-type="string">
            <text:p>Kyle Kuzma (15432404)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0.856345732486328" calcext:value-type="float">
            <text:p>0.856345732486328</text:p>
          </table:table-cell>
          <table:table-cell office:value-type="float" office:value="30" calcext:value-type="float">
            <text:p>30</text:p>
          </table:table-cell>
          <table:table-cell office:value-type="float" office:value="7000" calcext:value-type="float">
            <text:p>7000</text:p>
          </table:table-cell>
          <table:table-cell table:formula="of:=[.D14]*10000/[.F14]" office:value-type="float" office:value="1.22335104640904" calcext:value-type="float">
            <text:p>1.22335104640904</text:p>
          </table:table-cell>
          <table:table-cell table:formula="of:=[.D14]*[.E14]" office:value-type="float" office:value="25.6903719745898" calcext:value-type="float">
            <text:p>25.6903719745898</text:p>
          </table:table-cell>
          <table:table-cell table:formula="of:=[.H14]*1.5" office:value-type="float" office:value="38.5355579618848" calcext:value-type="float">
            <text:p>38.5355579618848</text:p>
          </table:table-cell>
          <table:table-cell table:formula="of:=1000*[.H14]/[.F14]" office:value-type="float" office:value="3.67005313922712" calcext:value-type="float">
            <text:p>3.67005313922712</text:p>
          </table:table-cell>
          <table:table-cell table:formula="of:=TRIM([.C14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office:value-type="float" office:value="20200912" calcext:value-type="float">
            <text:p>20200912</text:p>
          </table:table-cell>
          <table:table-cell office:value-type="string" calcext:value-type="string">
            <text:p>Rajon Rondo (15432407)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0.946530638409094" calcext:value-type="float">
            <text:p>0.946530638409094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table:formula="of:=[.D15]*10000/[.F15]" office:value-type="float" office:value="1.7528345155724" calcext:value-type="float">
            <text:p>1.7528345155724</text:p>
          </table:table-cell>
          <table:table-cell table:formula="of:=[.D15]*[.E15]" office:value-type="float" office:value="0" calcext:value-type="float">
            <text:p>0</text:p>
          </table:table-cell>
          <table:table-cell table:formula="of:=[.H15]*1.5" office:value-type="float" office:value="0" calcext:value-type="float">
            <text:p>0</text:p>
          </table:table-cell>
          <table:table-cell table:formula="of:=1000*[.H15]/[.F15]" office:value-type="float" office:value="0" calcext:value-type="float">
            <text:p>0</text:p>
          </table:table-cell>
          <table:table-cell table:formula="of:=TRIM([.C15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office:value-type="float" office:value="20200912" calcext:value-type="float">
            <text:p>20200912</text:p>
          </table:table-cell>
          <table:table-cell office:value-type="string" calcext:value-type="string">
            <text:p>Danny Green (15432408)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0.717883110013132" calcext:value-type="float">
            <text:p>0.717883110013132</text:p>
          </table:table-cell>
          <table:table-cell office:value-type="float" office:value="29" calcext:value-type="float">
            <text:p>29</text:p>
          </table:table-cell>
          <table:table-cell office:value-type="float" office:value="4800" calcext:value-type="float">
            <text:p>4800</text:p>
          </table:table-cell>
          <table:table-cell table:formula="of:=[.D16]*10000/[.F16]" office:value-type="float" office:value="1.49558981252736" calcext:value-type="float">
            <text:p>1.49558981252736</text:p>
          </table:table-cell>
          <table:table-cell table:style-name="ce2" table:formula="of:=[.D16]*[.E16]" office:value-type="float" office:value="20.8186101903808" calcext:value-type="float">
            <text:p>20.8186101903808</text:p>
          </table:table-cell>
          <table:table-cell table:formula="of:=[.H16]*1.5" office:value-type="float" office:value="31.2279152855712" calcext:value-type="float">
            <text:p>31.2279152855712</text:p>
          </table:table-cell>
          <table:table-cell table:formula="of:=1000*[.H16]/[.F16]" office:value-type="float" office:value="4.33721045632934" calcext:value-type="float">
            <text:p>4.33721045632934</text:p>
          </table:table-cell>
          <table:table-cell table:formula="of:=TRIM([.C16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office:value-type="float" office:value="20200912" calcext:value-type="float">
            <text:p>20200912</text:p>
          </table:table-cell>
          <table:table-cell office:value-type="string" calcext:value-type="string">
            <text:p>Markieff Morris (15432409)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0.739487758473038" calcext:value-type="float">
            <text:p>0.739487758473038</text:p>
          </table:table-cell>
          <table:table-cell office:value-type="float" office:value="19" calcext:value-type="float">
            <text:p>19</text:p>
          </table:table-cell>
          <table:table-cell office:value-type="float" office:value="4400" calcext:value-type="float">
            <text:p>4400</text:p>
          </table:table-cell>
          <table:table-cell table:formula="of:=[.D17]*10000/[.F17]" office:value-type="float" office:value="1.68065399652963" calcext:value-type="float">
            <text:p>1.68065399652963</text:p>
          </table:table-cell>
          <table:table-cell table:formula="of:=[.D17]*[.E17]" office:value-type="float" office:value="14.0502674109877" calcext:value-type="float">
            <text:p>14.0502674109877</text:p>
          </table:table-cell>
          <table:table-cell table:formula="of:=[.H17]*1.5" office:value-type="float" office:value="21.0754011164816" calcext:value-type="float">
            <text:p>21.0754011164816</text:p>
          </table:table-cell>
          <table:table-cell table:formula="of:=1000*[.H17]/[.F17]" office:value-type="float" office:value="3.1932425934063" calcext:value-type="float">
            <text:p>3.1932425934063</text:p>
          </table:table-cell>
          <table:table-cell table:formula="of:=TRIM([.C17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office:value-type="float" office:value="20200912" calcext:value-type="float">
            <text:p>20200912</text:p>
          </table:table-cell>
          <table:table-cell office:value-type="string" calcext:value-type="string">
            <text:p>Alex Caruso (15432410)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0.722143393543395" calcext:value-type="float">
            <text:p>0.722143393543395</text:p>
          </table:table-cell>
          <table:table-cell office:value-type="float" office:value="27" calcext:value-type="float">
            <text:p>27</text:p>
          </table:table-cell>
          <table:table-cell office:value-type="float" office:value="4000" calcext:value-type="float">
            <text:p>4000</text:p>
          </table:table-cell>
          <table:table-cell table:formula="of:=[.D18]*10000/[.F18]" office:value-type="float" office:value="1.80535848385849" calcext:value-type="float">
            <text:p>1.80535848385849</text:p>
          </table:table-cell>
          <table:table-cell table:formula="of:=[.D18]*[.E18]" office:value-type="float" office:value="19.4978716256717" calcext:value-type="float">
            <text:p>19.4978716256717</text:p>
          </table:table-cell>
          <table:table-cell table:formula="of:=[.H18]*1.5" office:value-type="float" office:value="29.2468074385075" calcext:value-type="float">
            <text:p>29.2468074385075</text:p>
          </table:table-cell>
          <table:table-cell table:formula="of:=1000*[.H18]/[.F18]" office:value-type="float" office:value="4.87446790641792" calcext:value-type="float">
            <text:p>4.87446790641792</text:p>
          </table:table-cell>
          <table:table-cell table:formula="of:=TRIM([.C18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office:value-type="float" office:value="20200912" calcext:value-type="float">
            <text:p>20200912</text:p>
          </table:table-cell>
          <table:table-cell office:value-type="string" calcext:value-type="string">
            <text:p>Dwight Howard (15432411)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1.04707855631424" calcext:value-type="float">
            <text:p>1.04707855631424</text:p>
          </table:table-cell>
          <table:table-cell office:value-type="float" office:value="15" calcext:value-type="float">
            <text:p>15</text:p>
          </table:table-cell>
          <table:table-cell office:value-type="float" office:value="3400" calcext:value-type="float">
            <text:p>3400</text:p>
          </table:table-cell>
          <table:table-cell table:formula="of:=[.D19]*10000/[.F19]" office:value-type="float" office:value="3.07964281268895" calcext:value-type="float">
            <text:p>3.07964281268895</text:p>
          </table:table-cell>
          <table:table-cell table:formula="of:=[.D19]*[.E19]" office:value-type="float" office:value="15.7061783447137" calcext:value-type="float">
            <text:p>15.7061783447137</text:p>
          </table:table-cell>
          <table:table-cell table:formula="of:=[.H19]*1.5" office:value-type="float" office:value="23.5592675170705" calcext:value-type="float">
            <text:p>23.5592675170705</text:p>
          </table:table-cell>
          <table:table-cell table:formula="of:=1000*[.H19]/[.F19]" office:value-type="float" office:value="4.61946421903343" calcext:value-type="float">
            <text:p>4.61946421903343</text:p>
          </table:table-cell>
          <table:table-cell table:formula="of:=TRIM([.C19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office:value-type="float" office:value="20200912" calcext:value-type="float">
            <text:p>20200912</text:p>
          </table:table-cell>
          <table:table-cell office:value-type="string" calcext:value-type="string">
            <text:p>Kentavious Caldwell-Pope (15432412)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0.638775247840791" calcext:value-type="float">
            <text:p>0.638775247840791</text:p>
          </table:table-cell>
          <table:table-cell office:value-type="float" office:value="29" calcext:value-type="float">
            <text:p>29</text:p>
          </table:table-cell>
          <table:table-cell office:value-type="float" office:value="3000" calcext:value-type="float">
            <text:p>3000</text:p>
          </table:table-cell>
          <table:table-cell table:formula="of:=[.D20]*10000/[.F20]" office:value-type="float" office:value="2.12925082613597" calcext:value-type="float">
            <text:p>2.12925082613597</text:p>
          </table:table-cell>
          <table:table-cell table:style-name="ce2" table:formula="of:=[.D20]*[.E20]" office:value-type="float" office:value="18.5244821873829" calcext:value-type="float">
            <text:p>18.5244821873829</text:p>
          </table:table-cell>
          <table:table-cell table:formula="of:=[.H20]*1.5" office:value-type="float" office:value="27.7867232810744" calcext:value-type="float">
            <text:p>27.7867232810744</text:p>
          </table:table-cell>
          <table:table-cell table:formula="of:=1000*[.H20]/[.F20]" office:value-type="float" office:value="6.17482739579432" calcext:value-type="float">
            <text:p>6.17482739579432</text:p>
          </table:table-cell>
          <table:table-cell table:formula="of:=TRIM([.C20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office:value-type="float" office:value="20200912" calcext:value-type="float">
            <text:p>20200912</text:p>
          </table:table-cell>
          <table:table-cell office:value-type="string" calcext:value-type="string">
            <text:p>JaVale McGee (15432415)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1.07178766962674" calcext:value-type="float">
            <text:p>1.07178766962674</text:p>
          </table:table-cell>
          <table:table-cell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  <table:table-cell table:formula="of:=[.D21]*10000/[.F21]" office:value-type="float" office:value="5.35893834813369" calcext:value-type="float">
            <text:p>5.35893834813369</text:p>
          </table:table-cell>
          <table:table-cell table:formula="of:=[.D21]*[.E21]" office:value-type="float" office:value="16.0768150444011" calcext:value-type="float">
            <text:p>16.0768150444011</text:p>
          </table:table-cell>
          <table:table-cell table:formula="of:=[.H21]*1.5" office:value-type="float" office:value="24.1152225666016" calcext:value-type="float">
            <text:p>24.1152225666016</text:p>
          </table:table-cell>
          <table:table-cell table:formula="of:=1000*[.H21]/[.F21]" office:value-type="float" office:value="8.03840752220054" calcext:value-type="float">
            <text:p>8.03840752220054</text:p>
          </table:table-cell>
          <table:table-cell table:formula="of:=TRIM([.C21])" office:value-type="string" office:string-value="LAL" calcext:value-type="string">
            <text:p>LAL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K21">
          <table:sort>
            <table:sort-by table:field-number="10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17:47:10.519549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09T14:31:34.556631980</meta:creation-date>
    <dc:date>2020-09-18T19:21:51.213477805</dc:date>
    <meta:editing-duration>P1DT3H57M28S</meta:editing-duration>
    <meta:editing-cycles>21</meta:editing-cycles>
    <meta:generator>LibreOffice/6.3.5.2$Linux_X86_64 LibreOffice_project/30$Build-2</meta:generator>
    <meta:document-statistic meta:table-count="1" meta:cell-count="233" meta:object-count="0"/>
  </office:meta>
</office:document-meta>
</file>